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0ded65" officeooo:paragraph-rsid="000ded65"/>
    </style:style>
    <style:style style:name="P2" style:family="paragraph" style:parent-style-name="Standard">
      <style:paragraph-properties fo:text-align="justify" style:justify-single-word="false"/>
      <style:text-properties officeooo:rsid="001b789b" officeooo:paragraph-rsid="001b789b"/>
    </style:style>
    <style:style style:name="P3" style:family="paragraph" style:parent-style-name="Standard">
      <style:paragraph-properties fo:text-align="justify" style:justify-single-word="false"/>
      <style:text-properties officeooo:rsid="000b5d94" officeooo:paragraph-rsid="000b5d94"/>
    </style:style>
    <style:style style:name="P4" style:family="paragraph" style:parent-style-name="Standard">
      <style:paragraph-properties fo:text-align="justify" style:justify-single-word="false"/>
      <style:text-properties officeooo:rsid="001cfe79" officeooo:paragraph-rsid="001cfe79"/>
    </style:style>
    <style:style style:name="P5" style:family="paragraph" style:parent-style-name="Standard">
      <style:paragraph-properties fo:text-align="justify" style:justify-single-word="false"/>
      <style:text-properties officeooo:rsid="001ecba1" officeooo:paragraph-rsid="001ecba1"/>
    </style:style>
    <style:style style:name="P6" style:family="paragraph" style:parent-style-name="Standard">
      <style:paragraph-properties fo:text-align="justify" style:justify-single-word="false"/>
      <style:text-properties officeooo:rsid="00117804" officeooo:paragraph-rsid="00117804"/>
    </style:style>
    <style:style style:name="P7" style:family="paragraph" style:parent-style-name="Standard">
      <style:paragraph-properties fo:text-align="justify" style:justify-single-word="false"/>
      <style:text-properties officeooo:rsid="0024a703" officeooo:paragraph-rsid="0024a703"/>
    </style:style>
    <style:style style:name="P8" style:family="paragraph" style:parent-style-name="Standard">
      <style:paragraph-properties fo:text-align="justify" style:justify-single-word="false"/>
      <style:text-properties officeooo:rsid="00261fd9" officeooo:paragraph-rsid="00261fd9"/>
    </style:style>
    <style:style style:name="P9" style:family="paragraph" style:parent-style-name="Standard" style:list-style-name="L1">
      <style:paragraph-properties fo:text-align="justify" style:justify-single-word="false"/>
      <style:text-properties officeooo:rsid="000ded65" officeooo:paragraph-rsid="000ded65"/>
    </style:style>
    <style:style style:name="P10" style:family="paragraph" style:parent-style-name="Standard" style:list-style-name="L2">
      <style:paragraph-properties fo:text-align="justify" style:justify-single-word="false"/>
      <style:text-properties officeooo:rsid="000ded65" officeooo:paragraph-rsid="000ded65"/>
    </style:style>
    <style:style style:name="P11" style:family="paragraph" style:parent-style-name="Standard" style:list-style-name="L2">
      <style:paragraph-properties fo:text-align="justify" style:justify-single-word="false"/>
      <style:text-properties officeooo:rsid="000fa157" officeooo:paragraph-rsid="000fa157"/>
    </style:style>
    <style:style style:name="P12" style:family="paragraph" style:parent-style-name="Standard" style:list-style-name="L2">
      <style:paragraph-properties fo:text-align="justify" style:justify-single-word="false"/>
      <style:text-properties officeooo:rsid="001998fc" officeooo:paragraph-rsid="001998fc"/>
    </style:style>
    <style:style style:name="P13" style:family="paragraph" style:parent-style-name="Standard" style:list-style-name="L2">
      <style:paragraph-properties fo:text-align="justify" style:justify-single-word="false"/>
      <style:text-properties officeooo:rsid="001b789b" officeooo:paragraph-rsid="001b789b"/>
    </style:style>
    <style:style style:name="P14" style:family="paragraph" style:parent-style-name="Standard">
      <style:paragraph-properties fo:text-align="justify" style:justify-single-word="false"/>
      <style:text-properties style:use-window-font-color="true" officeooo:rsid="0028fde0" officeooo:paragraph-rsid="0028fde0"/>
    </style:style>
    <style:style style:name="P15" style:family="paragraph" style:parent-style-name="Standard" style:list-style-name="L3">
      <style:paragraph-properties fo:text-align="justify" style:justify-single-word="false"/>
      <style:text-properties style:use-window-font-color="true" officeooo:rsid="0028fde0" officeooo:paragraph-rsid="0028fde0"/>
    </style:style>
    <style:style style:name="T1" style:family="text">
      <style:text-properties officeooo:rsid="001b789b"/>
    </style:style>
    <style:style style:name="T2" style:family="text">
      <style:text-properties officeooo:rsid="001cfe79"/>
    </style:style>
    <style:style style:name="T3" style:family="text">
      <style:text-properties officeooo:rsid="00212141"/>
    </style:style>
    <style:style style:name="T4" style:family="text">
      <style:text-properties officeooo:rsid="00216c95"/>
    </style:style>
    <style:style style:name="T5" style:family="text">
      <style:text-properties officeooo:rsid="00261fd9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Descrição <text:span text:style-name="T3">Trabalho Final VVS 2016/1.</text:span></text:p>
      <text:p text:style-name="P3"/>
      <text:p text:style-name="P1">Processo de Seleção</text:p>
      <text:p text:style-name="P1"/>
      <text:p text:style-name="P4">A empresa AdmiteRH, é uma empresa que atua no segmento de prestação de serviços de recrutamento de recursos humanos para diversas outra<text:span text:style-name="T4">s</text:span> empresas. </text:p>
      <text:p text:style-name="P4"/>
      <text:p text:style-name="P4">Esta empresa recebe periodicamente, solicitação das suas empresas clientes o recrutamento de recursos humanos, de acordo com a quantidade de vagas disponíveis e as exigências necessárias para o preenchimento destas vagas.</text:p>
      <text:p text:style-name="P4"/>
      <text:p text:style-name="P8">No momento a empresa está trabalhando em um processo seletivo para a empresa Total Care S/A, em que foi solicitada a seleção de candidatos para os seguintes cargos:</text:p>
      <text:p text:style-name="P1"/>
      <text:list xml:id="list2840766052466459245" text:style-name="L1">
        <text:list-item>
          <text:p text:style-name="P9">50 Vagas para Engenheiro, com salário entre R$ 5.000,00 e R$ 10.000,00;</text:p>
        </text:list-item>
        <text:list-item>
          <text:p text:style-name="P9">20 Vagas para Técnico em Informática, com salário entre R$ 2.000,00 e R$ 3.000,00;</text:p>
        </text:list-item>
        <text:list-item>
          <text:p text:style-name="P9">15 vagas para Motorista com salário entre R$ 1.000,00 e R$ 2.000,00;</text:p>
        </text:list-item>
        <text:list-item>
          <text:p text:style-name="P9">10 vagas para Médico com salário entre R$ 10.000,00 e R$ 15.000,00.</text:p>
        </text:list-item>
      </text:list>
      <text:p text:style-name="P1"/>
      <text:p text:style-name="P8">Os candidatos a estas vagas devem atender às seguintes condições:</text:p>
      <text:p text:style-name="P4"/>
      <text:list xml:id="list7336009995420323500" text:style-name="L2">
        <text:list-item>
          <text:p text:style-name="P10">Para o cargo de engenheiro é necessária a apresentação da carteira profissional do Crea;</text:p>
        </text:list-item>
        <text:list-item>
          <text:p text:style-name="P11">Para o cargo de Motorista deve-se apresentar a CNH;</text:p>
        </text:list-item>
        <text:list-item>
          <text:p text:style-name="P11">Para o cargo de Médico deve-se apresentar a carteira do CRM.</text:p>
        </text:list-item>
        <text:list-item>
          <text:p text:style-name="P11">Os candidatos devem possuir idade entre 18 e <text:span text:style-name="T5">60</text:span> anos;</text:p>
        </text:list-item>
        <text:list-item>
          <text:p text:style-name="P11">Se a nacionalidade do candidato for “Brasileira”, deve apresentar o CPF, válido. Se for “Estrangeira”, deve apresentar o passaporte <text:span text:style-name="T5">com data de validade não expirada</text:span>.</text:p>
        </text:list-item>
        <text:list-item>
          <text:p text:style-name="P11">Se o candidato for d<text:span text:style-name="T5">e nacionalidade “Brasileira”, do</text:span> sexo masculino e possuir idade inferior a 45 anos, deve-se apresentar o documento de reservista.</text:p>
        </text:list-item>
        <text:list-item>
          <text:p text:style-name="P12">Para todos os cargos é exigido um tempo mínimo de experiência no cargo de 12 meses. O valor do salário é diferente levando em conta o tempo de experiência. A variação do salário de cada cargo e dada da seguinte forma:</text:p>
          <text:list>
            <text:list-item>
              <text:p text:style-name="P12">Engenheiro é acrescido R$ 1.000,00 a cada ano de experiência.</text:p>
              <text:list>
                <text:list-item>
                  <text:p text:style-name="P12">1 ano = 5000,00</text:p>
                </text:list-item>
                <text:list-item>
                  <text:p text:style-name="P12">2 anos = 6.000,00</text:p>
                </text:list-item>
                <text:list-item>
                  <text:p text:style-name="P12">3 anos = 7.000,00</text:p>
                </text:list-item>
                <text:list-item>
                  <text:p text:style-name="P12">4 anos = 8.000,00</text:p>
                </text:list-item>
                <text:list-item>
                  <text:p text:style-name="P12">5 anos = 9.000,00</text:p>
                </text:list-item>
                <text:list-item>
                  <text:p text:style-name="P12">&gt; 5 anos = 10.000,00</text:p>
                </text:list-item>
              </text:list>
            </text:list-item>
            <text:list-item>
              <text:p text:style-name="P12">Técnico em Informática – Acrescido de R$ 500,00 por ano de experiência:</text:p>
              <text:list>
                <text:list-item>
                  <text:p text:style-name="P12">1 ano = 2000,00;</text:p>
                </text:list-item>
                <text:list-item>
                  <text:p text:style-name="P12">2 anos = 2500,00</text:p>
                </text:list-item>
                <text:list-item>
                  <text:p text:style-name="P12">&gt;= 3 anos = 3000,00</text:p>
                </text:list-item>
              </text:list>
            </text:list-item>
            <text:list-item>
              <text:p text:style-name="P12">Motorista – Acrescido de 250,00 por ano de experiência.</text:p>
              <text:list>
                <text:list-item>
                  <text:p text:style-name="P12">1 ano = 1000,00</text:p>
                </text:list-item>
                <text:list-item>
                  <text:p text:style-name="P12">2 anos = 1250,00</text:p>
                </text:list-item>
                <text:list-item>
                  <text:p text:style-name="P12">3 anos = 1500,00</text:p>
                </text:list-item>
                <text:list-item>
                  <text:p text:style-name="P12">4 anos = 1750,00</text:p>
                </text:list-item>
                <text:list-item>
                  <text:p text:style-name="P12">&gt;= 5 anos = 2000,00</text:p>
                </text:list-item>
              </text:list>
            </text:list-item>
            <text:list-item>
              <text:p text:style-name="P12">Médico – <text:span text:style-name="T1">Acrescido de 2500,00 por ano de experiência:</text:span></text:p>
              <text:list>
                <text:list-item>
                  <text:p text:style-name="P13">1 ano = 10000,00</text:p>
                </text:list-item>
                <text:list-item>
                  <text:p text:style-name="P13">2 anos = 12500,00</text:p>
                </text:list-item>
                <text:list-item>
                  <text:p text:style-name="P13"><text:soft-page-break/>&gt;= 3 anos = 15000,00</text:p>
                </text:list-item>
              </text:list>
            </text:list-item>
          </text:list>
        </text:list-item>
      </text:list>
      <text:p text:style-name="P2"/>
      <text:p text:style-name="P2">Os candidatos se inscreverão pela internet manifestando seu desejo de ocupar uma determinada vaga, <text:span text:style-name="T2">informando seu nome completo, data de nascimento, filiação, documentação pessoal (cpf, RG, ctps), endereço completo, telefone e e-mail para contato. Informa ainda o tempo de experiência que tem no cargo e a pretenção salarial que almeija. </text:span></text:p>
      <text:p text:style-name="P5">Durante o cadastro do candidato o sistema deve apresentar o tempo de experiência exigida e a oferta salarial do cargo, se o candidato não tiver o tempo de experiência ou não aceitar a oferta, o cadastro não poderá ser efetivado.</text:p>
      <text:p text:style-name="P5"/>
      <text:p text:style-name="P5">Caso as vagas estejam todas preenchidas, os candidatos podem optar por ficar numa lista de espera, quando novas vagas surgirem serão notificados.</text:p>
      <text:p text:style-name="P2"/>
      <text:p text:style-name="P2">Diariamente o sistema confere a lista de candidatos inscritos, o<text:span text:style-name="T2">s</text:span> que preenchem os requisitos são convocados para entrevista e entrega de documentação comprobatória. Se a documentação estiver incompleta o candidato é eliminado. Se o candidato for aprovado na entrevista, será efetivado na vaga desejada.</text:p>
      <text:p text:style-name="P2"/>
      <text:p text:style-name="P7">Durante a entrevista o candidato recebe uma nota, esta nota é critério de classificação do candidato.</text:p>
      <text:p text:style-name="P7"/>
      <text:p text:style-name="P7">Após a entrevista, o candidatos aprovados são selecionados e o resultado é informado ao cliente.</text:p>
      <text:p text:style-name="P7"/>
      <text:p text:style-name="P14">O sistema deve ser desenvolvido em quatro iterações:</text:p>
      <text:list xml:id="list8953397037231152839" text:style-name="L3">
        <text:list-item>
          <text:p text:style-name="P15">Na primeira iteração deverão ser desenvolvidas as funcionalidade de acesso ao sistema e manutenção cadastral dos usuários (cliente, candidato e analista de RH);</text:p>
        </text:list-item>
        <text:list-item>
          <text:p text:style-name="P15">Na iteração 2 deverão ser desenvolvidas as funcionalidades de publicação da vaga e candidatar-se a uma vaga;</text:p>
        </text:list-item>
        <text:list-item>
          <text:p text:style-name="P15">Na iteração 3 deverão ser desenvolvidas as funcionalidades de selecionar os candidatos para entrevista e entrevistar os candidatos;</text:p>
        </text:list-item>
        <text:list-item>
          <text:p text:style-name="P15">Na interação 4 deverão ser desenvolvidas as funcionalidade de aprovação do candidato e reportagem do resultado.</text:p>
        </text:list-item>
      </text:list>
      <text:p text:style-name="P14">Cada iteração possui um prazo de duração de 30 dias.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ilmar Arantes</meta:initial-creator>
    <meta:creation-date>2016-04-27T18:09:00.606361081</meta:creation-date>
    <dc:date>2016-06-23T23:36:38.999864823</dc:date>
    <meta:editing-duration>PT1H39M</meta:editing-duration>
    <meta:editing-cycles>21</meta:editing-cycles>
    <meta:generator>LibreOffice/5.1.3.2$Linux_X86_64 LibreOffice_project/10m0$Build-2</meta:generator>
    <dc:creator>Gilmar Arantes</dc:creator>
    <meta:document-statistic meta:table-count="0" meta:image-count="0" meta:object-count="0" meta:page-count="2" meta:paragraph-count="50" meta:word-count="707" meta:character-count="4226" meta:non-whitespace-character-count="3600"/>
  </office:meta>
</office:document-meta>
</file>